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52096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58.0"/>
          <table:table-cell office:value-type="float" office:value="8716.0"/>
          <table:table-cell office:value-type="float" office:value="33561.0"/>
          <table:table-cell office:value-type="float" office:value="121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99.0"/>
          <table:table-cell office:value-type="float" office:value="19560.0"/>
          <table:table-cell office:value-type="float" office:value="15547.0"/>
          <table:table-cell office:value-type="float" office:value="14557.0"/>
          <table:table-cell office:value-type="float" office:value="6541.0"/>
          <table:table-cell office:value-type="float" office:value="140.0"/>
          <table:table-cell office:value-type="float" office:value="1.97625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526.0"/>
          <table:table-cell office:value-type="float" office:value="8716.0"/>
          <table:table-cell office:value-type="float" office:value="33561.0"/>
          <table:table-cell office:value-type="float" office:value="127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99.0"/>
          <table:table-cell office:value-type="float" office:value="19560.0"/>
          <table:table-cell office:value-type="float" office:value="15547.0"/>
          <table:table-cell office:value-type="float" office:value="14557.0"/>
          <table:table-cell office:value-type="float" office:value="6540.0"/>
          <table:table-cell office:value-type="float" office:value="140.0"/>
          <table:table-cell office:value-type="float" office:value="2.26961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2.0"/>
          <table:table-cell office:value-type="float" office:value="8576.0"/>
          <table:table-cell office:value-type="float" office:value="33133.0"/>
          <table:table-cell office:value-type="float" office:value="129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03.0"/>
          <table:table-cell office:value-type="float" office:value="19462.0"/>
          <table:table-cell office:value-type="float" office:value="15449.0"/>
          <table:table-cell office:value-type="float" office:value="14999.0"/>
          <table:table-cell office:value-type="float" office:value="4448.0"/>
          <table:table-cell office:value-type="float" office:value="14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87054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.0"/>
          <table:table-cell office:value-type="float" office:value="242.0"/>
          <table:table-cell office:value-type="float" office:value="8883.0"/>
          <table:table-cell office:value-type="float" office:value="34351.0"/>
          <table:table-cell office:value-type="float" office:value="127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35.0"/>
          <table:table-cell office:value-type="float" office:value="19966.0"/>
          <table:table-cell office:value-type="float" office:value="15817.0"/>
          <table:table-cell office:value-type="float" office:value="14875.0"/>
          <table:table-cell office:value-type="float" office:value="6590.0"/>
          <table:table-cell office:value-type="float" office:value="140.0"/>
          <table:table-cell office:value-type="float" office:value="2.41404"/>
          <table:table-cell office:value-type="float" office:value="0.12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6.0"/>
          <table:table-cell office:value-type="float" office:value="1338.0"/>
          <table:table-cell office:value-type="float" office:value="8883.0"/>
          <table:table-cell office:value-type="float" office:value="34351.0"/>
          <table:table-cell office:value-type="float" office:value="124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35.0"/>
          <table:table-cell office:value-type="float" office:value="19966.0"/>
          <table:table-cell office:value-type="float" office:value="15817.0"/>
          <table:table-cell office:value-type="float" office:value="14875.0"/>
          <table:table-cell office:value-type="float" office:value="6591.0"/>
          <table:table-cell office:value-type="float" office:value="140.0"/>
          <table:table-cell office:value-type="float" office:value="2.31733"/>
          <table:table-cell office:value-type="float" office:value="0.1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91.0"/>
          <table:table-cell office:value-type="float" office:value="3768.0"/>
          <table:table-cell office:value-type="float" office:value="8743.0"/>
          <table:table-cell office:value-type="float" office:value="33923.0"/>
          <table:table-cell office:value-type="float" office:value="128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39.0"/>
          <table:table-cell office:value-type="float" office:value="19868.0"/>
          <table:table-cell office:value-type="float" office:value="15719.0"/>
          <table:table-cell office:value-type="float" office:value="15317.0"/>
          <table:table-cell office:value-type="float" office:value="4473.0"/>
          <table:table-cell office:value-type="float" office:value="14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82071"/>
          <table:table-cell office:value-type="float" office:value="0.1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4.0"/>
          <table:table-cell office:value-type="float" office:value="8801.0"/>
          <table:table-cell office:value-type="float" office:value="33964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08.0"/>
          <table:table-cell office:value-type="float" office:value="19738.0"/>
          <table:table-cell office:value-type="float" office:value="15680.0"/>
          <table:table-cell office:value-type="float" office:value="14687.0"/>
          <table:table-cell office:value-type="float" office:value="6559.0"/>
          <table:table-cell office:value-type="float" office:value="140.0"/>
          <table:table-cell office:value-type="float" office:value="1.89053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538.0"/>
          <table:table-cell office:value-type="float" office:value="8801.0"/>
          <table:table-cell office:value-type="float" office:value="33964.0"/>
          <table:table-cell office:value-type="float" office:value="124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08.0"/>
          <table:table-cell office:value-type="float" office:value="19738.0"/>
          <table:table-cell office:value-type="float" office:value="15680.0"/>
          <table:table-cell office:value-type="float" office:value="14687.0"/>
          <table:table-cell office:value-type="float" office:value="6559.0"/>
          <table:table-cell office:value-type="float" office:value="140.0"/>
          <table:table-cell office:value-type="float" office:value="2.14298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2.0"/>
          <table:table-cell office:value-type="float" office:value="8661.0"/>
          <table:table-cell office:value-type="float" office:value="33536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12.0"/>
          <table:table-cell office:value-type="float" office:value="19642.0"/>
          <table:table-cell office:value-type="float" office:value="15584.0"/>
          <table:table-cell office:value-type="float" office:value="15127.0"/>
          <table:table-cell office:value-type="float" office:value="4454.0"/>
          <table:table-cell office:value-type="float" office:value="14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48386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529.0"/>
          <table:table-cell office:value-type="float" office:value="7926.0"/>
          <table:table-cell office:value-type="float" office:value="30788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02.0"/>
          <table:table-cell office:value-type="float" office:value="18658.0"/>
          <table:table-cell office:value-type="float" office:value="14715.0"/>
          <table:table-cell office:value-type="float" office:value="14243.0"/>
          <table:table-cell office:value-type="float" office:value="6499.0"/>
          <table:table-cell office:value-type="float" office:value="140.0"/>
          <table:table-cell office:value-type="float" office:value="1.89111"/>
          <table:table-cell office:value-type="float" office:value="0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53.0"/>
          <table:table-cell office:value-type="float" office:value="7926.0"/>
          <table:table-cell office:value-type="float" office:value="30788.0"/>
          <table:table-cell office:value-type="float" office:value="122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02.0"/>
          <table:table-cell office:value-type="float" office:value="18658.0"/>
          <table:table-cell office:value-type="float" office:value="14715.0"/>
          <table:table-cell office:value-type="float" office:value="14243.0"/>
          <table:table-cell office:value-type="float" office:value="6501.0"/>
          <table:table-cell office:value-type="float" office:value="140.0"/>
          <table:table-cell office:value-type="float" office:value="2.2446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53.0"/>
          <table:table-cell office:value-type="float" office:value="7786.0"/>
          <table:table-cell office:value-type="float" office:value="30360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06.0"/>
          <table:table-cell office:value-type="float" office:value="18563.0"/>
          <table:table-cell office:value-type="float" office:value="14620.0"/>
          <table:table-cell office:value-type="float" office:value="14682.0"/>
          <table:table-cell office:value-type="float" office:value="4418.0"/>
          <table:table-cell office:value-type="float" office:value="14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54786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554.0"/>
          <table:table-cell office:value-type="float" office:value="8485.0"/>
          <table:table-cell office:value-type="float" office:value="32908.0"/>
          <table:table-cell office:value-type="float" office:value="127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44.0"/>
          <table:table-cell office:value-type="float" office:value="19478.0"/>
          <table:table-cell office:value-type="float" office:value="15401.0"/>
          <table:table-cell office:value-type="float" office:value="14686.0"/>
          <table:table-cell office:value-type="float" office:value="6554.0"/>
          <table:table-cell office:value-type="float" office:value="140.0"/>
          <table:table-cell office:value-type="float" office:value="1.87631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90.0"/>
          <table:table-cell office:value-type="float" office:value="8485.0"/>
          <table:table-cell office:value-type="float" office:value="32908.0"/>
          <table:table-cell office:value-type="float" office:value="12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44.0"/>
          <table:table-cell office:value-type="float" office:value="19478.0"/>
          <table:table-cell office:value-type="float" office:value="15401.0"/>
          <table:table-cell office:value-type="float" office:value="14686.0"/>
          <table:table-cell office:value-type="float" office:value="6555.0"/>
          <table:table-cell office:value-type="float" office:value="140.0"/>
          <table:table-cell office:value-type="float" office:value="2.21677"/>
          <table:table-cell office:value-type="float" office:value="0.208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20.0"/>
          <table:table-cell office:value-type="float" office:value="3753.0"/>
          <table:table-cell office:value-type="float" office:value="8345.0"/>
          <table:table-cell office:value-type="float" office:value="32480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48.0"/>
          <table:table-cell office:value-type="float" office:value="19382.0"/>
          <table:table-cell office:value-type="float" office:value="15305.0"/>
          <table:table-cell office:value-type="float" office:value="15126.0"/>
          <table:table-cell office:value-type="float" office:value="4446.0"/>
          <table:table-cell office:value-type="float" office:value="14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98856"/>
          <table:table-cell office:value-type="float" office:value="0.228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37.0"/>
          <table:table-cell office:value-type="float" office:value="9983.0"/>
          <table:table-cell office:value-type="float" office:value="13594.0"/>
          <table:table-cell office:value-type="float" office:value="52119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16.0"/>
          <table:table-cell office:value-type="float" office:value="27386.0"/>
          <table:table-cell office:value-type="float" office:value="22055.0"/>
          <table:table-cell office:value-type="float" office:value="19213.0"/>
          <table:table-cell office:value-type="float" office:value="4129.0"/>
          <table:table-cell office:value-type="float" office:value="140.0"/>
          <table:table-cell office:value-type="float" office:value="1.94389"/>
          <table:table-cell office:value-type="float" office:value="0.1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1806.0"/>
          <table:table-cell office:value-type="float" office:value="13594.0"/>
          <table:table-cell office:value-type="float" office:value="52119.0"/>
          <table:table-cell office:value-type="float" office:value="126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6.0"/>
          <table:table-cell office:value-type="float" office:value="27386.0"/>
          <table:table-cell office:value-type="float" office:value="22055.0"/>
          <table:table-cell office:value-type="float" office:value="19213.0"/>
          <table:table-cell office:value-type="float" office:value="4129.0"/>
          <table:table-cell office:value-type="float" office:value="140.0"/>
          <table:table-cell office:value-type="float" office:value="2.3021"/>
          <table:table-cell office:value-type="float" office:value="0.2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1.0"/>
          <table:table-cell office:value-type="float" office:value="13454.0"/>
          <table:table-cell office:value-type="float" office:value="51691.0"/>
          <table:table-cell office:value-type="float" office:value="1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20.0"/>
          <table:table-cell office:value-type="float" office:value="27285.0"/>
          <table:table-cell office:value-type="float" office:value="21954.0"/>
          <table:table-cell office:value-type="float" office:value="19658.0"/>
          <table:table-cell office:value-type="float" office:value="5035.0"/>
          <table:table-cell office:value-type="float" office:value="14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.84216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05.0"/>
          <table:table-cell office:value-type="float" office:value="13493.0"/>
          <table:table-cell office:value-type="float" office:value="51729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86.0"/>
          <table:table-cell office:value-type="float" office:value="27210.0"/>
          <table:table-cell office:value-type="float" office:value="21904.0"/>
          <table:table-cell office:value-type="float" office:value="19099.0"/>
          <table:table-cell office:value-type="float" office:value="4112.0"/>
          <table:table-cell office:value-type="float" office:value="140.0"/>
          <table:table-cell office:value-type="float" office:value="1.94999"/>
          <table:table-cell office:value-type="float" office:value="0.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6.0"/>
          <table:table-cell office:value-type="float" office:value="13493.0"/>
          <table:table-cell office:value-type="float" office:value="51729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86.0"/>
          <table:table-cell office:value-type="float" office:value="27210.0"/>
          <table:table-cell office:value-type="float" office:value="21904.0"/>
          <table:table-cell office:value-type="float" office:value="19099.0"/>
          <table:table-cell office:value-type="float" office:value="4112.0"/>
          <table:table-cell office:value-type="float" office:value="140.0"/>
          <table:table-cell office:value-type="float" office:value="2.24484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75.0"/>
          <table:table-cell office:value-type="float" office:value="13353.0"/>
          <table:table-cell office:value-type="float" office:value="51301.0"/>
          <table:table-cell office:value-type="float" office:value="1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90.0"/>
          <table:table-cell office:value-type="float" office:value="27111.0"/>
          <table:table-cell office:value-type="float" office:value="21805.0"/>
          <table:table-cell office:value-type="float" office:value="19542.0"/>
          <table:table-cell office:value-type="float" office:value="5014.0"/>
          <table:table-cell office:value-type="float" office:value="14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2.57467"/>
          <table:table-cell office:value-type="float" office:value="0.81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8666.0"/>
          <table:table-cell office:value-type="float" office:value="32384.0"/>
          <table:table-cell office:value-type="float" office:value="13435.0"/>
          <table:table-cell office:value-type="float" office:value="51495.0"/>
          <table:table-cell office:value-type="float" office:value="12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77.0"/>
          <table:table-cell office:value-type="float" office:value="27107.0"/>
          <table:table-cell office:value-type="float" office:value="21831.0"/>
          <table:table-cell office:value-type="float" office:value="19028.0"/>
          <table:table-cell office:value-type="float" office:value="4116.0"/>
          <table:table-cell office:value-type="float" office:value="140.0"/>
          <table:table-cell office:value-type="float" office:value="1.85968"/>
          <table:table-cell office:value-type="float" office:value="0.0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354.0"/>
          <table:table-cell office:value-type="float" office:value="13435.0"/>
          <table:table-cell office:value-type="float" office:value="5149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77.0"/>
          <table:table-cell office:value-type="float" office:value="27107.0"/>
          <table:table-cell office:value-type="float" office:value="21831.0"/>
          <table:table-cell office:value-type="float" office:value="19028.0"/>
          <table:table-cell office:value-type="float" office:value="4116.0"/>
          <table:table-cell office:value-type="float" office:value="140.0"/>
          <table:table-cell office:value-type="float" office:value="2.20103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958.0"/>
          <table:table-cell office:value-type="float" office:value="13295.0"/>
          <table:table-cell office:value-type="float" office:value="51067.0"/>
          <table:table-cell office:value-type="float" office:value="128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81.0"/>
          <table:table-cell office:value-type="float" office:value="27009.0"/>
          <table:table-cell office:value-type="float" office:value="21733.0"/>
          <table:table-cell office:value-type="float" office:value="19470.0"/>
          <table:table-cell office:value-type="float" office:value="5016.0"/>
          <table:table-cell office:value-type="float" office:value="14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1.80909"/>
          <table:table-cell office:value-type="float" office:value="0.1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05.0"/>
          <table:table-cell office:value-type="float" office:value="13588.0"/>
          <table:table-cell office:value-type="float" office:value="52105.0"/>
          <table:table-cell office:value-type="float" office:value="125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20.0"/>
          <table:table-cell office:value-type="float" office:value="27388.0"/>
          <table:table-cell office:value-type="float" office:value="22057.0"/>
          <table:table-cell office:value-type="float" office:value="19217.0"/>
          <table:table-cell office:value-type="float" office:value="4145.0"/>
          <table:table-cell office:value-type="float" office:value="140.0"/>
          <table:table-cell office:value-type="float" office:value="2.03442"/>
          <table:table-cell office:value-type="float" office:value="0.203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93.0"/>
          <table:table-cell office:value-type="float" office:value="9116.0"/>
          <table:table-cell office:value-type="float" office:value="13588.0"/>
          <table:table-cell office:value-type="float" office:value="52105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20.0"/>
          <table:table-cell office:value-type="float" office:value="27388.0"/>
          <table:table-cell office:value-type="float" office:value="22057.0"/>
          <table:table-cell office:value-type="float" office:value="19217.0"/>
          <table:table-cell office:value-type="float" office:value="4145.0"/>
          <table:table-cell office:value-type="float" office:value="140.0"/>
          <table:table-cell office:value-type="float" office:value="2.24205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3448.0"/>
          <table:table-cell office:value-type="float" office:value="51677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24.0"/>
          <table:table-cell office:value-type="float" office:value="27287.0"/>
          <table:table-cell office:value-type="float" office:value="21956.0"/>
          <table:table-cell office:value-type="float" office:value="19662.0"/>
          <table:table-cell office:value-type="float" office:value="5051.0"/>
          <table:table-cell office:value-type="float" office:value="14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.94182"/>
          <table:table-cell office:value-type="float" office:value="0.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65.0"/>
          <table:table-cell office:value-type="float" office:value="13547.0"/>
          <table:table-cell office:value-type="float" office:value="51916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05.0"/>
          <table:table-cell office:value-type="float" office:value="27295.0"/>
          <table:table-cell office:value-type="float" office:value="21983.0"/>
          <table:table-cell office:value-type="float" office:value="19152.0"/>
          <table:table-cell office:value-type="float" office:value="4120.0"/>
          <table:table-cell office:value-type="float" office:value="140.0"/>
          <table:table-cell office:value-type="float" office:value="1.91867"/>
          <table:table-cell office:value-type="float" office:value="0.0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56.0"/>
          <table:table-cell office:value-type="float" office:value="13547.0"/>
          <table:table-cell office:value-type="float" office:value="51916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05.0"/>
          <table:table-cell office:value-type="float" office:value="27295.0"/>
          <table:table-cell office:value-type="float" office:value="21983.0"/>
          <table:table-cell office:value-type="float" office:value="19152.0"/>
          <table:table-cell office:value-type="float" office:value="4120.0"/>
          <table:table-cell office:value-type="float" office:value="140.0"/>
          <table:table-cell office:value-type="float" office:value="2.67723"/>
          <table:table-cell office:value-type="float" office:value="0.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5.0"/>
          <table:table-cell office:value-type="float" office:value="13407.0"/>
          <table:table-cell office:value-type="float" office:value="51488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09.0"/>
          <table:table-cell office:value-type="float" office:value="27195.0"/>
          <table:table-cell office:value-type="float" office:value="21883.0"/>
          <table:table-cell office:value-type="float" office:value="19596.0"/>
          <table:table-cell office:value-type="float" office:value="5024.0"/>
          <table:table-cell office:value-type="float" office:value="14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.93862"/>
          <table:table-cell office:value-type="float" office:value="0.23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666.0"/>
          <table:table-cell office:value-type="float" office:value="18106.0"/>
          <table:table-cell office:value-type="float" office:value="73053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72.0"/>
          <table:table-cell office:value-type="float" office:value="40028.0"/>
          <table:table-cell office:value-type="float" office:value="30422.0"/>
          <table:table-cell office:value-type="float" office:value="29502.0"/>
          <table:table-cell office:value-type="float" office:value="5772.0"/>
          <table:table-cell office:value-type="float" office:value="175.0"/>
          <table:table-cell office:value-type="float" office:value="2.22663"/>
          <table:table-cell office:value-type="float" office:value="0.24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820.0"/>
          <table:table-cell office:value-type="float" office:value="18106.0"/>
          <table:table-cell office:value-type="float" office:value="73053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72.0"/>
          <table:table-cell office:value-type="float" office:value="40028.0"/>
          <table:table-cell office:value-type="float" office:value="30422.0"/>
          <table:table-cell office:value-type="float" office:value="29502.0"/>
          <table:table-cell office:value-type="float" office:value="5772.0"/>
          <table:table-cell office:value-type="float" office:value="175.0"/>
          <table:table-cell office:value-type="float" office:value="2.32002"/>
          <table:table-cell office:value-type="float" office:value="0.2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0.0"/>
          <table:table-cell office:value-type="float" office:value="17931.0"/>
          <table:table-cell office:value-type="float" office:value="72518.0"/>
          <table:table-cell office:value-type="float" office:value="129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52.0"/>
          <table:table-cell office:value-type="float" office:value="39903.0"/>
          <table:table-cell office:value-type="float" office:value="30297.0"/>
          <table:table-cell office:value-type="float" office:value="30057.0"/>
          <table:table-cell office:value-type="float" office:value="6902.0"/>
          <table:table-cell office:value-type="float" office:value="17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2.06923"/>
          <table:table-cell office:value-type="float" office:value="0.1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646.0"/>
          <table:table-cell office:value-type="float" office:value="17666.0"/>
          <table:table-cell office:value-type="float" office:value="71524.0"/>
          <table:table-cell office:value-type="float" office:value="126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51.0"/>
          <table:table-cell office:value-type="float" office:value="39526.0"/>
          <table:table-cell office:value-type="float" office:value="29945.0"/>
          <table:table-cell office:value-type="float" office:value="29339.0"/>
          <table:table-cell office:value-type="float" office:value="10750.0"/>
          <table:table-cell office:value-type="float" office:value="175.0"/>
          <table:table-cell office:value-type="float" office:value="2.16679"/>
          <table:table-cell office:value-type="float" office:value="0.20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875.0"/>
          <table:table-cell office:value-type="float" office:value="17666.0"/>
          <table:table-cell office:value-type="float" office:value="71524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51.0"/>
          <table:table-cell office:value-type="float" office:value="39526.0"/>
          <table:table-cell office:value-type="float" office:value="29945.0"/>
          <table:table-cell office:value-type="float" office:value="29339.0"/>
          <table:table-cell office:value-type="float" office:value="10749.0"/>
          <table:table-cell office:value-type="float" office:value="175.0"/>
          <table:table-cell office:value-type="float" office:value="2.27031"/>
          <table:table-cell office:value-type="float" office:value="0.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2.0"/>
          <table:table-cell office:value-type="float" office:value="17491.0"/>
          <table:table-cell office:value-type="float" office:value="70989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31.0"/>
          <table:table-cell office:value-type="float" office:value="39406.0"/>
          <table:table-cell office:value-type="float" office:value="29825.0"/>
          <table:table-cell office:value-type="float" office:value="29889.0"/>
          <table:table-cell office:value-type="float" office:value="6836.0"/>
          <table:table-cell office:value-type="float" office:value="17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1.9916"/>
          <table:table-cell office:value-type="float" office:value="0.20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613.0"/>
          <table:table-cell office:value-type="float" office:value="17768.0"/>
          <table:table-cell office:value-type="float" office:value="71838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02.0"/>
          <table:table-cell office:value-type="float" office:value="39653.0"/>
          <table:table-cell office:value-type="float" office:value="30088.0"/>
          <table:table-cell office:value-type="float" office:value="29403.0"/>
          <table:table-cell office:value-type="float" office:value="10797.0"/>
          <table:table-cell office:value-type="float" office:value="175.0"/>
          <table:table-cell office:value-type="float" office:value="2.07111"/>
          <table:table-cell office:value-type="float" office:value="0.17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603.0"/>
          <table:table-cell office:value-type="float" office:value="17768.0"/>
          <table:table-cell office:value-type="float" office:value="71838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02.0"/>
          <table:table-cell office:value-type="float" office:value="39653.0"/>
          <table:table-cell office:value-type="float" office:value="30088.0"/>
          <table:table-cell office:value-type="float" office:value="29403.0"/>
          <table:table-cell office:value-type="float" office:value="10799.0"/>
          <table:table-cell office:value-type="float" office:value="175.0"/>
          <table:table-cell office:value-type="float" office:value="2.34606"/>
          <table:table-cell office:value-type="float" office:value="0.18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2.0"/>
          <table:table-cell office:value-type="float" office:value="2354.0"/>
          <table:table-cell office:value-type="float" office:value="17593.0"/>
          <table:table-cell office:value-type="float" office:value="71303.0"/>
          <table:table-cell office:value-type="float" office:value="129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82.0"/>
          <table:table-cell office:value-type="float" office:value="39531.0"/>
          <table:table-cell office:value-type="float" office:value="29966.0"/>
          <table:table-cell office:value-type="float" office:value="29955.0"/>
          <table:table-cell office:value-type="float" office:value="6878.0"/>
          <table:table-cell office:value-type="float" office:value="175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2.01745"/>
          <table:table-cell office:value-type="float" office:value="0.1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766.0"/>
          <table:table-cell office:value-type="float" office:value="18250.0"/>
          <table:table-cell office:value-type="float" office:value="7362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15.0"/>
          <table:table-cell office:value-type="float" office:value="40277.0"/>
          <table:table-cell office:value-type="float" office:value="30625.0"/>
          <table:table-cell office:value-type="float" office:value="29667.0"/>
          <table:table-cell office:value-type="float" office:value="5785.0"/>
          <table:table-cell office:value-type="float" office:value="175.0"/>
          <table:table-cell office:value-type="float" office:value="1.89027"/>
          <table:table-cell office:value-type="float" office:value="0.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242.0"/>
          <table:table-cell office:value-type="float" office:value="18250.0"/>
          <table:table-cell office:value-type="float" office:value="73625.0"/>
          <table:table-cell office:value-type="float" office:value="126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15.0"/>
          <table:table-cell office:value-type="float" office:value="40277.0"/>
          <table:table-cell office:value-type="float" office:value="30625.0"/>
          <table:table-cell office:value-type="float" office:value="29667.0"/>
          <table:table-cell office:value-type="float" office:value="5785.0"/>
          <table:table-cell office:value-type="float" office:value="175.0"/>
          <table:table-cell office:value-type="float" office:value="2.264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9.0"/>
          <table:table-cell office:value-type="float" office:value="18075.0"/>
          <table:table-cell office:value-type="float" office:value="73090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95.0"/>
          <table:table-cell office:value-type="float" office:value="40153.0"/>
          <table:table-cell office:value-type="float" office:value="30501.0"/>
          <table:table-cell office:value-type="float" office:value="30221.0"/>
          <table:table-cell office:value-type="float" office:value="6913.0"/>
          <table:table-cell office:value-type="float" office:value="17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2.03928"/>
          <table:table-cell office:value-type="float" office:value="0.20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036.0"/>
          <table:table-cell office:value-type="float" office:value="18186.0"/>
          <table:table-cell office:value-type="float" office:value="73388.0"/>
          <table:table-cell office:value-type="float" office:value="126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02.0"/>
          <table:table-cell office:value-type="float" office:value="40188.0"/>
          <table:table-cell office:value-type="float" office:value="30550.0"/>
          <table:table-cell office:value-type="float" office:value="29617.0"/>
          <table:table-cell office:value-type="float" office:value="5788.0"/>
          <table:table-cell office:value-type="float" office:value="175.0"/>
          <table:table-cell office:value-type="float" office:value="2.13185"/>
          <table:table-cell office:value-type="float" office:value="0.22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90.0"/>
          <table:table-cell office:value-type="float" office:value="18186.0"/>
          <table:table-cell office:value-type="float" office:value="73388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02.0"/>
          <table:table-cell office:value-type="float" office:value="40188.0"/>
          <table:table-cell office:value-type="float" office:value="30550.0"/>
          <table:table-cell office:value-type="float" office:value="29617.0"/>
          <table:table-cell office:value-type="float" office:value="5788.0"/>
          <table:table-cell office:value-type="float" office:value="175.0"/>
          <table:table-cell office:value-type="float" office:value="2.263"/>
          <table:table-cell office:value-type="float" office:value="0.1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3.0"/>
          <table:table-cell office:value-type="float" office:value="18011.0"/>
          <table:table-cell office:value-type="float" office:value="72853.0"/>
          <table:table-cell office:value-type="float" office:value="129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82.0"/>
          <table:table-cell office:value-type="float" office:value="40064.0"/>
          <table:table-cell office:value-type="float" office:value="30426.0"/>
          <table:table-cell office:value-type="float" office:value="30171.0"/>
          <table:table-cell office:value-type="float" office:value="6916.0"/>
          <table:table-cell office:value-type="float" office:value="17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89448"/>
          <table:table-cell office:value-type="float" office:value="0.1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56.0"/>
          <table:table-cell office:value-type="float" office:value="25263.0"/>
          <table:table-cell office:value-type="float" office:value="100905.0"/>
          <table:table-cell office:value-type="float" office:value="127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16.0"/>
          <table:table-cell office:value-type="float" office:value="51850.0"/>
          <table:table-cell office:value-type="float" office:value="39942.0"/>
          <table:table-cell office:value-type="float" office:value="36546.0"/>
          <table:table-cell office:value-type="float" office:value="6616.0"/>
          <table:table-cell office:value-type="float" office:value="175.0"/>
          <table:table-cell office:value-type="float" office:value="2.15963"/>
          <table:table-cell office:value-type="float" office:value="0.2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177.0"/>
          <table:table-cell office:value-type="float" office:value="25263.0"/>
          <table:table-cell office:value-type="float" office:value="100905.0"/>
          <table:table-cell office:value-type="float" office:value="12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16.0"/>
          <table:table-cell office:value-type="float" office:value="51850.0"/>
          <table:table-cell office:value-type="float" office:value="39942.0"/>
          <table:table-cell office:value-type="float" office:value="36546.0"/>
          <table:table-cell office:value-type="float" office:value="6616.0"/>
          <table:table-cell office:value-type="float" office:value="175.0"/>
          <table:table-cell office:value-type="float" office:value="2.33353"/>
          <table:table-cell office:value-type="float" office:value="0.2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7.0"/>
          <table:table-cell office:value-type="float" office:value="25088.0"/>
          <table:table-cell office:value-type="float" office:value="10037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96.0"/>
          <table:table-cell office:value-type="float" office:value="51724.0"/>
          <table:table-cell office:value-type="float" office:value="39816.0"/>
          <table:table-cell office:value-type="float" office:value="37102.0"/>
          <table:table-cell office:value-type="float" office:value="7748.0"/>
          <table:table-cell office:value-type="float" office:value="17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94872"/>
          <table:table-cell office:value-type="float" office:value="0.21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6.0"/>
          <table:table-cell office:value-type="float" office:value="4702.0"/>
          <table:table-cell office:value-type="float" office:value="25192.0"/>
          <table:table-cell office:value-type="float" office:value="100635.0"/>
          <table:table-cell office:value-type="float" office:value="124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03.0"/>
          <table:table-cell office:value-type="float" office:value="51738.0"/>
          <table:table-cell office:value-type="float" office:value="39851.0"/>
          <table:table-cell office:value-type="float" office:value="36475.0"/>
          <table:table-cell office:value-type="float" office:value="6622.0"/>
          <table:table-cell office:value-type="float" office:value="175.0"/>
          <table:table-cell office:value-type="float" office:value="2.24891"/>
          <table:table-cell office:value-type="float" office:value="0.331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202.0"/>
          <table:table-cell office:value-type="float" office:value="9780.0"/>
          <table:table-cell office:value-type="float" office:value="25192.0"/>
          <table:table-cell office:value-type="float" office:value="100635.0"/>
          <table:table-cell office:value-type="float" office:value="126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03.0"/>
          <table:table-cell office:value-type="float" office:value="51738.0"/>
          <table:table-cell office:value-type="float" office:value="39851.0"/>
          <table:table-cell office:value-type="float" office:value="36475.0"/>
          <table:table-cell office:value-type="float" office:value="6622.0"/>
          <table:table-cell office:value-type="float" office:value="175.0"/>
          <table:table-cell office:value-type="float" office:value="2.37105"/>
          <table:table-cell office:value-type="float" office:value="0.2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0.0"/>
          <table:table-cell office:value-type="float" office:value="25017.0"/>
          <table:table-cell office:value-type="float" office:value="100100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83.0"/>
          <table:table-cell office:value-type="float" office:value="51613.0"/>
          <table:table-cell office:value-type="float" office:value="39726.0"/>
          <table:table-cell office:value-type="float" office:value="37030.0"/>
          <table:table-cell office:value-type="float" office:value="7752.0"/>
          <table:table-cell office:value-type="float" office:value="175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.98558"/>
          <table:table-cell office:value-type="float" office:value="0.2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216.0"/>
          <table:table-cell office:value-type="float" office:value="25468.0"/>
          <table:table-cell office:value-type="float" office:value="101871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49.0"/>
          <table:table-cell office:value-type="float" office:value="52313.0"/>
          <table:table-cell office:value-type="float" office:value="40248.0"/>
          <table:table-cell office:value-type="float" office:value="36881.0"/>
          <table:table-cell office:value-type="float" office:value="6651.0"/>
          <table:table-cell office:value-type="float" office:value="175.0"/>
          <table:table-cell office:value-type="float" office:value="2.14044"/>
          <table:table-cell office:value-type="float" office:value="0.2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10.0"/>
          <table:table-cell office:value-type="float" office:value="25468.0"/>
          <table:table-cell office:value-type="float" office:value="101871.0"/>
          <table:table-cell office:value-type="float" office:value="127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49.0"/>
          <table:table-cell office:value-type="float" office:value="52313.0"/>
          <table:table-cell office:value-type="float" office:value="40248.0"/>
          <table:table-cell office:value-type="float" office:value="36881.0"/>
          <table:table-cell office:value-type="float" office:value="6651.0"/>
          <table:table-cell office:value-type="float" office:value="175.0"/>
          <table:table-cell office:value-type="float" office:value="2.08024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0.0"/>
          <table:table-cell office:value-type="float" office:value="25293.0"/>
          <table:table-cell office:value-type="float" office:value="101336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29.0"/>
          <table:table-cell office:value-type="float" office:value="52185.0"/>
          <table:table-cell office:value-type="float" office:value="40120.0"/>
          <table:table-cell office:value-type="float" office:value="37439.0"/>
          <table:table-cell office:value-type="float" office:value="7787.0"/>
          <table:table-cell office:value-type="float" office:value="17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.92237"/>
          <table:table-cell office:value-type="float" office:value="0.17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7.0"/>
          <table:table-cell office:value-type="float" office:value="2879.0"/>
          <table:table-cell office:value-type="float" office:value="25256.0"/>
          <table:table-cell office:value-type="float" office:value="100916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14.0"/>
          <table:table-cell office:value-type="float" office:value="51862.0"/>
          <table:table-cell office:value-type="float" office:value="39942.0"/>
          <table:table-cell office:value-type="float" office:value="36561.0"/>
          <table:table-cell office:value-type="float" office:value="6626.0"/>
          <table:table-cell office:value-type="float" office:value="175.0"/>
          <table:table-cell office:value-type="float" office:value="2.13583"/>
          <table:table-cell office:value-type="float" office:value="0.2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213.0"/>
          <table:table-cell office:value-type="float" office:value="25256.0"/>
          <table:table-cell office:value-type="float" office:value="100916.0"/>
          <table:table-cell office:value-type="float" office:value="127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14.0"/>
          <table:table-cell office:value-type="float" office:value="51862.0"/>
          <table:table-cell office:value-type="float" office:value="39942.0"/>
          <table:table-cell office:value-type="float" office:value="36561.0"/>
          <table:table-cell office:value-type="float" office:value="6626.0"/>
          <table:table-cell office:value-type="float" office:value="175.0"/>
          <table:table-cell office:value-type="float" office:value="2.12269"/>
          <table:table-cell office:value-type="float" office:value="0.23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8.0"/>
          <table:table-cell office:value-type="float" office:value="4703.0"/>
          <table:table-cell office:value-type="float" office:value="25081.0"/>
          <table:table-cell office:value-type="float" office:value="100381.0"/>
          <table:table-cell office:value-type="float" office:value="128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294.0"/>
          <table:table-cell office:value-type="float" office:value="51737.0"/>
          <table:table-cell office:value-type="float" office:value="39817.0"/>
          <table:table-cell office:value-type="float" office:value="37116.0"/>
          <table:table-cell office:value-type="float" office:value="7756.0"/>
          <table:table-cell office:value-type="float" office:value="17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3.77698"/>
          <table:table-cell office:value-type="float" office:value="2.082"/>
          <table:table-cell office:value-type="float" office:value="1.84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8590.0"/>
          <table:table-cell office:value-type="float" office:value="76688.0"/>
          <table:table-cell office:value-type="float" office:value="25298.0"/>
          <table:table-cell office:value-type="float" office:value="101069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18.0"/>
          <table:table-cell office:value-type="float" office:value="51925.0"/>
          <table:table-cell office:value-type="float" office:value="39989.0"/>
          <table:table-cell office:value-type="float" office:value="36602.0"/>
          <table:table-cell office:value-type="float" office:value="6613.0"/>
          <table:table-cell office:value-type="float" office:value="175.0"/>
          <table:table-cell office:value-type="float" office:value="2.1713"/>
          <table:table-cell office:value-type="float" office:value="0.253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49.0"/>
          <table:table-cell office:value-type="float" office:value="7571.0"/>
          <table:table-cell office:value-type="float" office:value="25298.0"/>
          <table:table-cell office:value-type="float" office:value="101069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18.0"/>
          <table:table-cell office:value-type="float" office:value="51925.0"/>
          <table:table-cell office:value-type="float" office:value="39989.0"/>
          <table:table-cell office:value-type="float" office:value="36602.0"/>
          <table:table-cell office:value-type="float" office:value="6613.0"/>
          <table:table-cell office:value-type="float" office:value="175.0"/>
          <table:table-cell office:value-type="float" office:value="2.42355"/>
          <table:table-cell office:value-type="float" office:value="0.1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8.0"/>
          <table:table-cell office:value-type="float" office:value="25123.0"/>
          <table:table-cell office:value-type="float" office:value="100534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98.0"/>
          <table:table-cell office:value-type="float" office:value="51799.0"/>
          <table:table-cell office:value-type="float" office:value="39863.0"/>
          <table:table-cell office:value-type="float" office:value="37158.0"/>
          <table:table-cell office:value-type="float" office:value="7745.0"/>
          <table:table-cell office:value-type="float" office:value="175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